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7d161" officeooo:paragraph-rsid="0017d161"/>
    </style:style>
    <style:style style:name="P2" style:family="paragraph" style:parent-style-name="Standard">
      <style:text-properties officeooo:rsid="0017e3dc" officeooo:paragraph-rsid="0017e3dc"/>
    </style:style>
    <style:style style:name="P3" style:family="paragraph" style:parent-style-name="Standard">
      <style:text-properties officeooo:rsid="001991e6" officeooo:paragraph-rsid="001991e6"/>
    </style:style>
    <style:style style:name="P4" style:family="paragraph" style:parent-style-name="Standard">
      <style:text-properties officeooo:rsid="001b0cce" officeooo:paragraph-rsid="001b0c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at forcés: Taxe d’habitation</text:p>
      <text:p text:style-name="P2"/>
      <text:p text:style-name="P2">Contrats intuitu personae: Assurance maladie, Assurance vie est dénouer au décès</text:p>
      <text:p text:style-name="P2"/>
      <text:p text:style-name="P3">Clause leonine: qui désiquilibre le contrat. </text:p>
      <text:p text:style-name="P4">Close abusive,</text:p>
      <text:p text:style-name="P3"/>
      <text:p text:style-name="P3">Contrat de loca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7d161" officeooo:paragraph-rsid="0017d1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roit des affair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5:25.319948413</meta:creation-date>
    <dc:date>2021-09-22T17:12:58.323884088</dc:date>
    <meta:editing-duration>PT30M3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9" meta:character-count="209" meta:non-whitespace-character-count="185"/>
  </office:meta>
</office:document-meta>
</file>